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fo:font-size="14pt" officeooo:rsid="000cac5c" officeooo:paragraph-rsid="000cac5c" style:font-size-asian="14pt" style:font-size-complex="14pt"/>
    </style:style>
    <style:style style:name="P2" style:family="paragraph" style:parent-style-name="Standard">
      <style:paragraph-properties fo:break-before="page"/>
      <style:text-properties fo:font-size="14pt" officeooo:rsid="000cac5c" officeooo:paragraph-rsid="000cac5c"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guntas a la IA</text:p>
      <text:p text:style-name="P1"/>
      <text:p text:style-name="P1"/>
      <text:p text:style-name="P1">Hola, necesito detectar los párrafos de un texto que cumplen con la condición de empezar con una palabra cuya primer letra es mayúsculas y el párrafo termina en una letra minúscula o un número, más un punto, más un espacio y un texto cualquiera a continuación. El objetivo es agregar un salto de carro justo después del punto, antes que comience el siguiente párrafo.</text:p>
      <text:p text:style-name="P1"/>
      <text:p text:style-name="P1">Podrás crear un método en el lenguaje Java cuyo parámetro es el texto a procesar y retorne el texto procesado según los requerimientos explicados. <text:s/></text:p>
      <text:p text:style-name="P1"/>
      <text:p text:style-name="P1">Ejemplo de un posible texto a procesar:</text:p>
      <text:p text:style-name="P1"/>
      <text:p text:style-name="P1">Los pagaros vuelan de sur al norte. En invierno los pájaros han migrado al norte. En verano los pájaros regresan de la migración.</text:p>
      <text:p text:style-name="P1"/>
      <text:p text:style-name="P1">Es importante contabilizar los pájaros que migran y regresan de la migración.</text:p>
      <text:p text:style-name="P1"/>
      <text:p text:style-name="P1">La estadística de migración es realizada desde el año 2000. Este año la estadística no se ha terminado.</text:p>
      <text:p text:style-name="P1"/>
      <text:p text:style-name="P1">El texto debería quedar de la siguiente forma una vez procesado:</text:p>
      <text:p text:style-name="P1"/>
      <text:p text:style-name="P1">Los pagaros vuelan de sur al norte. </text:p>
      <text:p text:style-name="P1">En invierno los pájaros han migrado al norte. </text:p>
      <text:p text:style-name="P1">En verano los pájaros regresan de la migración.</text:p>
      <text:p text:style-name="P1"/>
      <text:p text:style-name="P1">Es importante contabilizar los pájaros que migran y regresan de la migración.</text:p>
      <text:p text:style-name="P1"/>
      <text:p text:style-name="P1">La estadística de migración es realizada desde el año 2000. </text:p>
      <text:p text:style-name="P1">Este año la estadística no se ha terminado.</text:p>
      <text:p text:style-name="P1"/>
      <text:p text:style-name="P1">Gracias. <text:s text:c="2"/></text:p>
      <text:p text:style-name="P2">Hola, necesito detectar los párrafos de un texto que cumplen con la condición de empezar con una palabra cuya primer letra es mayúsculas y el párrafo termina en una letra minúscula o un número, más un punto de fin de párrafo. El objetivo es agregar un salto de carro justo después de cada coma que se encuentre dentro en cada párrafo.</text:p>
      <text:p text:style-name="P1"/>
      <text:p text:style-name="P1">Podrás crear un método en el lenguaje Java cuyo parámetro es el texto a procesar y retorne el texto procesado según los requerimientos explicados. <text:s/></text:p>
      <text:p text:style-name="P1"/>
      <text:p text:style-name="P1">Ejemplo de un posible texto a procesar:</text:p>
      <text:p text:style-name="P1"/>
      <text:p text:style-name="P1">Los pagaros vuelan de sur al norte, en esta zona migran las golondrinas. En invierno los pájaros, golondrinas, han migrado al norte. En verano, de todos los años, los pájaros regresan de la migración.</text:p>
      <text:p text:style-name="P1"/>
      <text:p text:style-name="P1">Es importante contabilizar, solamente las golondrinas, los pájaros que migran y regresan de la migración.</text:p>
      <text:p text:style-name="P1"/>
      <text:p text:style-name="P1"/>
      <text:p text:style-name="P1">El texto debería quedar de la siguiente forma una vez procesado:</text:p>
      <text:p text:style-name="P1"/>
      <text:p text:style-name="P1">Los pagaros vuelan de sur al norte, </text:p>
      <text:p text:style-name="P1">en esta zona migran las golondrinas. En invierno los pájaros, </text:p>
      <text:p text:style-name="P1">solamente las golondrinas, </text:p>
      <text:p text:style-name="P1">han migrado al norte. En verano, </text:p>
      <text:p text:style-name="P1">de todos los años,</text:p>
      <text:p text:style-name="P1">los pájaros regresan de la migración.</text:p>
      <text:p text:style-name="P1"/>
      <text:p text:style-name="P1">Es importante contabilizar, </text:p>
      <text:p text:style-name="P1">solamente las golondrinas, </text:p>
      <text:p text:style-name="P1">los pájaros que migran y regresan de la migración.</text:p>
      <text:p text:style-name="P1"/>
      <text:p text:style-name="P1"/>
      <text:p text:style-name="P1">Gracias. <text:s text:c="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0:51:43.958855045</meta:creation-date>
    <dc:date>2024-08-12T13:50:11.707601473</dc:date>
    <meta:editing-duration>PT2H58M28S</meta:editing-duration>
    <meta:editing-cycles>1</meta:editing-cycles>
    <meta:document-statistic meta:table-count="0" meta:image-count="0" meta:object-count="0" meta:page-count="2" meta:paragraph-count="31" meta:word-count="421" meta:character-count="2483" meta:non-whitespace-character-count="2074"/>
    <meta:generator>LibreOffice/7.6.7.2$Linux_X86_64 LibreOffice_project/dd47e4b30cb7dab30588d6c79c651f218165e3c5</meta:generator>
  </office:meta>
</office:document-meta>
</file>